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9.6110184965" calcext:value-type="float">
            <text:p>99,61</text:p>
          </table:table-cell>
          <table:table-cell table:style-name="ce3" table:formula="of:=100 - SUM([.A2:.B2])" office:value-type="float" office:value="0.388981503500005" calcext:value-type="float">
            <text:p>0,39</text:p>
          </table:table-cell>
          <table:table-cell/>
          <table:table-cell table:style-name="ce4" table:formula="of:=[.E18]+[.H18]" office:value-type="float" office:value="12548" calcext:value-type="float">
            <text:p>12548</text:p>
          </table:table-cell>
          <table:table-cell table:formula="of:=12597-[.E2]" office:value-type="float" office:value="49" calcext:value-type="float">
            <text:p>49</text:p>
          </table:table-cell>
          <table:table-cell office:value-type="float" office:value="0.0146770477295" calcext:value-type="float">
            <text:p>0,0146770477</text:p>
          </table:table-cell>
          <table:table-cell office:value-type="float" office:value="23.2546010017" calcext:value-type="float">
            <text:p>23,2546010017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3:.B3])" office:value-type="float" office:value="0.309597523199997" calcext:value-type="float">
            <text:p>0,31</text:p>
          </table:table-cell>
          <table:table-cell/>
          <table:table-cell table:style-name="ce4" table:formula="of:=[.E19]+[.H19]" office:value-type="float" office:value="12558" calcext:value-type="float">
            <text:p>12558</text:p>
          </table:table-cell>
          <table:table-cell table:formula="of:=12597-[.E3]" office:value-type="float" office:value="39" calcext:value-type="float">
            <text:p>39</text:p>
          </table:table-cell>
          <table:table-cell office:value-type="float" office:value="0.0153172016144" calcext:value-type="float">
            <text:p>0,0153172016</text:p>
          </table:table-cell>
          <table:table-cell office:value-type="float" office:value="22.9198079109" calcext:value-type="float">
            <text:p>22,919807910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9.8253552433" calcext:value-type="float">
            <text:p>99,83</text:p>
          </table:table-cell>
          <table:table-cell table:style-name="ce3" table:formula="of:=100 - SUM([.A4:.B4])" office:value-type="float" office:value="0.174644756700005" calcext:value-type="float">
            <text:p>0,17</text:p>
          </table:table-cell>
          <table:table-cell/>
          <table:table-cell table:style-name="ce4" table:formula="of:=[.E20]+[.H20]" office:value-type="float" office:value="12575" calcext:value-type="float">
            <text:p>12575</text:p>
          </table:table-cell>
          <table:table-cell table:formula="of:=12597-[.E4]" office:value-type="float" office:value="22" calcext:value-type="float">
            <text:p>22</text:p>
          </table:table-cell>
          <table:table-cell office:value-type="float" office:value="0.0153429508209" calcext:value-type="float">
            <text:p>0,0153429508</text:p>
          </table:table-cell>
          <table:table-cell office:value-type="float" office:value="22.9204030037" calcext:value-type="float">
            <text:p>22,9204030037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9.6904024768" calcext:value-type="float">
            <text:p>99,69</text:p>
          </table:table-cell>
          <table:table-cell table:style-name="ce3" table:formula="of:=100 - SUM([.A5:.B5])" office:value-type="float" office:value="0.309597523199997" calcext:value-type="float">
            <text:p>0,31</text:p>
          </table:table-cell>
          <table:table-cell/>
          <table:table-cell table:style-name="ce4" table:formula="of:=[.E21]+[.H21]" office:value-type="float" office:value="12558" calcext:value-type="float">
            <text:p>12558</text:p>
          </table:table-cell>
          <table:table-cell table:formula="of:=12597-[.E5]" office:value-type="float" office:value="39" calcext:value-type="float">
            <text:p>39</text:p>
          </table:table-cell>
          <table:table-cell office:value-type="float" office:value="0.015340089798" calcext:value-type="float">
            <text:p>0,0153400898</text:p>
          </table:table-cell>
          <table:table-cell office:value-type="float" office:value="22.8936569691" calcext:value-type="float">
            <text:p>22,8936569691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9.8094784472" calcext:value-type="float">
            <text:p>99,81</text:p>
          </table:table-cell>
          <table:table-cell table:style-name="ce3" table:formula="of:=100 - SUM([.A6:.B6])" office:value-type="float" office:value="0.190521552799993" calcext:value-type="float">
            <text:p>0,19</text:p>
          </table:table-cell>
          <table:table-cell/>
          <table:table-cell table:style-name="ce4" table:formula="of:=[.E22]+[.H22]" office:value-type="float" office:value="12573" calcext:value-type="float">
            <text:p>12573</text:p>
          </table:table-cell>
          <table:table-cell table:formula="of:=12597-[.E6]" office:value-type="float" office:value="24" calcext:value-type="float">
            <text:p>24</text:p>
          </table:table-cell>
          <table:table-cell office:value-type="float" office:value="0.015410900116" calcext:value-type="float">
            <text:p>0,0154109001</text:p>
          </table:table-cell>
          <table:table-cell office:value-type="float" office:value="22.9743831158" calcext:value-type="float">
            <text:p>22,9743831158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9.7062792728" calcext:value-type="float">
            <text:p>99,71</text:p>
          </table:table-cell>
          <table:table-cell table:style-name="ce3" table:formula="of:=100 - SUM([.A7:.B7])" office:value-type="float" office:value="0.293720727199997" calcext:value-type="float">
            <text:p>0,29</text:p>
          </table:table-cell>
          <table:table-cell/>
          <table:table-cell table:style-name="ce4" table:formula="of:=[.E23]+[.H23]" office:value-type="float" office:value="12560" calcext:value-type="float">
            <text:p>12560</text:p>
          </table:table-cell>
          <table:table-cell table:formula="of:=12597-[.E7]" office:value-type="float" office:value="37" calcext:value-type="float">
            <text:p>37</text:p>
          </table:table-cell>
          <table:table-cell office:value-type="float" office:value="0.0150949954987" calcext:value-type="float">
            <text:p>0,0150949955</text:p>
          </table:table-cell>
          <table:table-cell office:value-type="float" office:value="22.9561769962" calcext:value-type="float">
            <text:p>22,9561769962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9.6586488847" calcext:value-type="float">
            <text:p>99,66</text:p>
          </table:table-cell>
          <table:table-cell table:style-name="ce3" table:formula="of:=100 - SUM([.A8:.B8])" office:value-type="float" office:value="0.3413511153" calcext:value-type="float">
            <text:p>0,34</text:p>
          </table:table-cell>
          <table:table-cell/>
          <table:table-cell table:style-name="ce4" table:formula="of:=[.E24]+[.H24]" office:value-type="float" office:value="12554" calcext:value-type="float">
            <text:p>12554</text:p>
          </table:table-cell>
          <table:table-cell table:formula="of:=12597-[.E8]" office:value-type="float" office:value="43" calcext:value-type="float">
            <text:p>43</text:p>
          </table:table-cell>
          <table:table-cell office:value-type="float" office:value="0.0158429145813" calcext:value-type="float">
            <text:p>0,0158429146</text:p>
          </table:table-cell>
          <table:table-cell office:value-type="float" office:value="22.9623258114" calcext:value-type="float">
            <text:p>22,962325811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9.7380536593" calcext:value-type="float">
            <text:p>99,74</text:p>
          </table:table-cell>
          <table:table-cell table:style-name="ce3" table:formula="of:=100 - SUM([.A9:.B9])" office:value-type="float" office:value="0.261946340700007" calcext:value-type="float">
            <text:p>0,26</text:p>
          </table:table-cell>
          <table:table-cell/>
          <table:table-cell table:style-name="ce4" table:formula="of:=[.E25]+[.H25]" office:value-type="float" office:value="12564" calcext:value-type="float">
            <text:p>12564</text:p>
          </table:table-cell>
          <table:table-cell table:formula="of:=12597-[.E9]" office:value-type="float" office:value="33" calcext:value-type="float">
            <text:p>33</text:p>
          </table:table-cell>
          <table:table-cell office:value-type="float" office:value="0.0142109394073" calcext:value-type="float">
            <text:p>0,0142109394</text:p>
          </table:table-cell>
          <table:table-cell office:value-type="float" office:value="23.0084722042" calcext:value-type="float">
            <text:p>23,0084722042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9.6666137482" calcext:value-type="float">
            <text:p>99,67</text:p>
          </table:table-cell>
          <table:table-cell table:style-name="ce3" table:formula="of:=100 - SUM([.A10:.B10])" office:value-type="float" office:value="0.333386251799993" calcext:value-type="float">
            <text:p>0,33</text:p>
          </table:table-cell>
          <table:table-cell/>
          <table:table-cell table:style-name="ce4" table:formula="of:=[.E26]+[.H26]" office:value-type="float" office:value="12555" calcext:value-type="float">
            <text:p>12555</text:p>
          </table:table-cell>
          <table:table-cell table:formula="of:=12597-[.E10]" office:value-type="float" office:value="42" calcext:value-type="float">
            <text:p>42</text:p>
          </table:table-cell>
          <table:table-cell office:value-type="float" office:value="0.0156090259552" calcext:value-type="float">
            <text:p>0,015609026</text:p>
          </table:table-cell>
          <table:table-cell office:value-type="float" office:value="23.0251469612" calcext:value-type="float">
            <text:p>23,025146961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9.603111605" calcext:value-type="float">
            <text:p>99,60</text:p>
          </table:table-cell>
          <table:table-cell table:style-name="ce3" table:formula="of:=100 - SUM([.A11:.B11])" office:value-type="float" office:value="0.396888395000005" calcext:value-type="float">
            <text:p>0,40</text:p>
          </table:table-cell>
          <table:table-cell/>
          <table:table-cell table:style-name="ce4" table:formula="of:=[.E27]+[.H27]" office:value-type="float" office:value="12547" calcext:value-type="float">
            <text:p>12547</text:p>
          </table:table-cell>
          <table:table-cell table:formula="of:=12597-[.E11]" office:value-type="float" office:value="50" calcext:value-type="float">
            <text:p>50</text:p>
          </table:table-cell>
          <table:table-cell office:value-type="float" office:value="0.0141320228577" calcext:value-type="float">
            <text:p>0,0141320229</text:p>
          </table:table-cell>
          <table:table-cell office:value-type="float" office:value="22.9965059757" calcext:value-type="float">
            <text:p>22,996505975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69993643106" calcext:value-type="float">
            <text:p>99,6999364311</text:p>
          </table:table-cell>
          <table:table-cell table:formula="of:=AVERAGE([.C2:.C11])" office:value-type="float" office:value="0.30006356894" calcext:value-type="float">
            <text:p>0,300063568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559.2" calcext:value-type="float">
            <text:p>12559,2</text:p>
          </table:table-cell>
          <table:table-cell table:formula="of:=AVERAGE([.F2:.F11])" office:value-type="float" office:value="37.8" calcext:value-type="float">
            <text:p>37,8</text:p>
          </table:table-cell>
          <table:table-cell table:formula="of:=SUM([.G2:.G11])/10" office:value-type="float" office:value="0.0150978088379" calcext:value-type="float">
            <text:p>0,0150978088</text:p>
          </table:table-cell>
          <table:table-cell table:formula="of:=SUM([.H2:.H11])/10" office:value-type="float" office:value="22.99114799499" calcext:value-type="float">
            <text:p>22,991147995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43.6" calcext:value-type="float">
            <text:p>5843,6</text:p>
          </table:table-cell>
          <table:table-cell table:formula="of:=AVERAGE([.G18:.G27])" office:value-type="float" office:value="19.1" calcext:value-type="float">
            <text:p>19,1</text:p>
          </table:table-cell>
          <table:table-cell/>
          <table:table-cell office:value-type="float" office:value="5835" calcext:value-type="float">
            <text:p>5835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12597-SUM([.E18:.G18])" office:value-type="float" office:value="6713" calcext:value-type="float">
            <text:p>6713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8.7" calcext:value-type="float">
            <text:p>18,7</text:p>
          </table:table-cell>
          <table:table-cell table:formula="of:=AVERAGE([.H18:.H27])" office:value-type="float" office:value="6715.6" calcext:value-type="float">
            <text:p>6715,6</text:p>
          </table:table-cell>
          <table:table-cell/>
          <table:table-cell office:value-type="float" office:value="5824" calcext:value-type="float">
            <text:p>5824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19:.G19])" office:value-type="float" office:value="6734" calcext:value-type="float">
            <text:p>6734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3" calcext:value-type="float">
            <text:p>586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712" calcext:value-type="float">
            <text:p>6712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43.6" calcext:value-type="float">
            <text:p>5843,6</text:p>
          </table:table-cell>
          <table:table-cell table:number-columns-repeated="2"/>
          <table:table-cell office:value-type="float" office:value="5910" calcext:value-type="float">
            <text:p>591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formula="of:=12597-SUM([.E21:.G21])" office:value-type="float" office:value="6648" calcext:value-type="float">
            <text:p>6648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8.7" calcext:value-type="float">
            <text:p>18,7</text:p>
          </table:table-cell>
          <table:table-cell table:number-columns-repeated="2"/>
          <table:table-cell office:value-type="float" office:value="5890" calcext:value-type="float">
            <text:p>589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12597-SUM([.E22:.G22])" office:value-type="float" office:value="6683" calcext:value-type="float">
            <text:p>6683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9.1" calcext:value-type="float">
            <text:p>19,1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formula="of:=12597-SUM([.E23:.G23])" office:value-type="float" office:value="6827" calcext:value-type="float">
            <text:p>6827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715.6" calcext:value-type="float">
            <text:p>6715,6</text:p>
          </table:table-cell>
          <table:table-cell table:number-columns-repeated="2"/>
          <table:table-cell office:value-type="float" office:value="5785" calcext:value-type="float">
            <text:p>578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formula="of:=12597-SUM([.E24:.G24])" office:value-type="float" office:value="6769" calcext:value-type="float">
            <text:p>6769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12597-SUM([.E25:.G25])" office:value-type="float" office:value="6729" calcext:value-type="float">
            <text:p>6729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12597-SUM([.E26:.G26])" office:value-type="float" office:value="6656" calcext:value-type="float">
            <text:p>665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formula="of:=12597-SUM([.E27:.G27])" office:value-type="float" office:value="6685" calcext:value-type="float">
            <text:p>6685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96999285544177" calcext:value-type="float">
            <text:p>0,9969992855</text:p>
          </table:table-cell>
          <table:table-cell table:number-columns-repeated="2"/>
          <table:table-cell table:formula="of:=SUM([.E18:.E27])/10" office:value-type="float" office:value="5843.6" calcext:value-type="float">
            <text:p>5843,6</text:p>
          </table:table-cell>
          <table:table-cell table:formula="of:=SUM([.F18:.F27])/10" office:value-type="float" office:value="18.7" calcext:value-type="float">
            <text:p>18,7</text:p>
          </table:table-cell>
          <table:table-cell table:formula="of:=SUM([.G18:.G27])/10" office:value-type="float" office:value="19.1" calcext:value-type="float">
            <text:p>19,1</text:p>
          </table:table-cell>
          <table:table-cell table:formula="of:=SUM([.H18:.H27])/10" office:value-type="float" office:value="6715.6" calcext:value-type="float">
            <text:p>6715,6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0300071445582281" calcext:value-type="float">
            <text:p>0,00300071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6742115407577" calcext:value-type="float">
            <text:p>0,99674211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223170930906" calcext:value-type="float">
            <text:p>0,997223170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7:38:25.537286318</meta:creation-date>
    <dc:date>2018-01-18T17:40:17.570271574</dc:date>
    <meta:editing-duration>PT1M53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